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3pt" style:text-underline-style="none" style:font-size-asian="13pt" style:font-size-complex="13pt"/>
    </style:style>
    <style:style style:name="P4" style:family="paragraph" style:parent-style-name="Standard">
      <style:text-properties style:text-underline-style="none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3">Translate QtSixA</text:p>
      <text:p text:style-name="Standard"/>
      <text:p text:style-name="Standard"/>
      <text:p text:style-name="P2">First of all, to make sure you don't start translation an already translated language, mail me (<text:a xlink:type="simple" xlink:href="mailto:falktx@gmail.com"><text:span text:style-name="T2">falktx@gmail.com</text:span></text:a><text:span text:style-name="T2">)</text:span></text:p>
      <text:p text:style-name="P2"/>
      <text:p text:style-name="P2">Translate QtSixA is very easy. Here are the steps:</text:p>
      <text:p text:style-name="P2">1 - Get version &gt;= 1.2.0 and install it (older version don't support translations)</text:p>
      <text:p text:style-name="P2">2 - Run “qtsixa” in a terminal. One of the printed messages should say: <text:s/>“locale is: yy_ZZ” (yy_ZZ is your system language)</text:p>
      <text:p text:style-name="P2">3 - Copy the file “/usr/share/qtsixa/lang/default.ts” somewhere and rename to “yy_ZZ.ts” (same name as in the step before)</text:p>
      <text:p text:style-name="P2">4 - Install the application “Qt4 Linguist” (in Ubuntu use 'sudo apt-get install qt4-dev-tools')</text:p>
      <text:p text:style-name="P2">5 - Run “Qt4 Lingust” and open the file you just copied.</text:p>
      <text:p text:style-name="P2">6 - Translate the application</text:p>
      <text:p text:style-name="P2"/>
      <text:p text:style-name="P2">Once the translation is completed (or at least most of it), send it to my mail.</text:p>
      <text:p text:style-name="P2"/>
      <text:p text:style-name="P2">And that's it.</text:p>
      <text:p text:style-name="P2"/>
      <text:p text:style-name="P2"/>
      <text:p text:style-name="P2">Happy translation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10-01-12T02:27:26</dc:date>
    <meta:editing-duration>PT00H52M46S</meta:editing-duration>
    <meta:editing-cycles>23</meta:editing-cycles>
    <meta:generator>OpenOffice.org/3.1$Unix OpenOffice.org_project/310m19$Build-9420</meta:generator>
    <meta:document-statistic meta:table-count="0" meta:image-count="0" meta:object-count="0" meta:page-count="1" meta:paragraph-count="13" meta:word-count="144" meta:character-count="822"/>
  </office:meta>
</office:document-meta>
</file>